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154b" officeooo:paragraph-rsid="000e1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:</text:p>
      <text:p text:style-name="P1"/>
      <text:p text:style-name="P1">Le but du projet est de créer un jeu de lumières à l'aide de led et de boutons.</text:p>
      <text:p text:style-name="P1">Ce jeu pourra être proposé pendant les portes ouvertes.</text:p>
      <text:p text:style-name="P1">Nous avons travaillé avec 4 peips, qui ont gérér la partie physique du jeu. Nous nous sommes plutôt occupés de la aprtie programmation.</text:p>
      <text:p text:style-name="P1">Nous avons tout d'abord testé l'utilisation des leds et des boutons afin de mieux les comprendre</text:p>
      <text:p text:style-name="P1">Nous avons créé notre premier serveur express avec node.js</text:p>
      <text:p text:style-name="P1">Faustine s'est occupée de créer un site avec bootstrap pour mieux comprendre les interactions client serveur. Ce site avait pour but de pouvoir servir de mode manuel.</text:p>
      <text:p text:style-name="P1">Heiko a créé un premier mode de jeu. On peut appuyer sur 10 boutons, il y a un tim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0M22S</meta:editing-duration>
    <meta:editing-cycles>3</meta:editing-cycles>
    <meta:generator>LibreOffice/5.4.4.2$Windows_x86 LibreOffice_project/2524958677847fb3bb44820e40380acbe820f960</meta:generator>
    <dc:date>2023-03-15T18:01:59.125000000</dc:date>
    <meta:document-statistic meta:table-count="0" meta:image-count="0" meta:object-count="0" meta:page-count="1" meta:paragraph-count="8" meta:word-count="124" meta:character-count="688" meta:non-whitespace-character-count="571"/>
    <meta:user-defined meta:name="Info 1"/>
    <meta:user-defined meta:name="Info 2"/>
    <meta:user-defined meta:name="Info 3"/>
    <meta:user-defined meta:name="Info 4"/>
  </office:meta>
</office:document-meta>
</file>